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7f286" style:font-weight-asian="bold" style:font-weight-complex="bold"/>
    </style:style>
    <style:style style:name="P2" style:family="paragraph" style:parent-style-name="Standard">
      <style:text-properties officeooo:paragraph-rsid="001a7f95"/>
    </style:style>
    <style:style style:name="P3" style:family="paragraph" style:parent-style-name="Standard">
      <style:text-properties officeooo:paragraph-rsid="00132f8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24d22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c4127" style:font-weight-asian="bold" style:font-weight-complex="bold"/>
    </style:style>
    <style:style style:name="P6" style:family="paragraph" style:parent-style-name="Standard">
      <style:text-properties style:text-underline-style="none" fo:font-weight="normal" officeooo:paragraph-rsid="001e306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28318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029c78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2b6e98" style:font-weight-asian="normal" style:font-weight-complex="normal"/>
    </style:style>
    <style:style style:name="T1" style:family="text">
      <style:text-properties officeooo:rsid="0007f286"/>
    </style:style>
    <style:style style:name="T2" style:family="text">
      <style:text-properties officeooo:rsid="00087b49"/>
    </style:style>
    <style:style style:name="T3" style:family="text">
      <style:text-properties officeooo:rsid="00098f71"/>
    </style:style>
    <style:style style:name="T4" style:family="text">
      <style:text-properties officeooo:rsid="000ea5f4"/>
    </style:style>
    <style:style style:name="T5" style:family="text">
      <style:text-properties officeooo:rsid="000fed6d"/>
    </style:style>
    <style:style style:name="T6" style:family="text">
      <style:text-properties officeooo:rsid="001108e4"/>
    </style:style>
    <style:style style:name="T7" style:family="text">
      <style:text-properties officeooo:rsid="0011d695"/>
    </style:style>
    <style:style style:name="T8" style:family="text">
      <style:text-properties officeooo:rsid="00132f8e"/>
    </style:style>
    <style:style style:name="T9" style:family="text">
      <style:text-properties officeooo:rsid="00136a11"/>
    </style:style>
    <style:style style:name="T10" style:family="text">
      <style:text-properties officeooo:rsid="001429f0"/>
    </style:style>
    <style:style style:name="T11" style:family="text">
      <style:text-properties officeooo:rsid="0015cec5"/>
    </style:style>
    <style:style style:name="T12" style:family="text">
      <style:text-properties officeooo:rsid="0017ac04"/>
    </style:style>
    <style:style style:name="T13" style:family="text">
      <style:text-properties officeooo:rsid="001a7f95"/>
    </style:style>
    <style:style style:name="T14" style:family="text">
      <style:text-properties officeooo:rsid="001c4127"/>
    </style:style>
    <style:style style:name="T15" style:family="text">
      <style:text-properties officeooo:rsid="001e306e"/>
    </style:style>
    <style:style style:name="T16" style:family="text">
      <style:text-properties officeooo:rsid="001f1f60"/>
    </style:style>
    <style:style style:name="T17" style:family="text">
      <style:text-properties officeooo:rsid="0020a1ac"/>
    </style:style>
    <style:style style:name="T18" style:family="text">
      <style:text-properties officeooo:rsid="0020d003"/>
    </style:style>
    <style:style style:name="T19" style:family="text">
      <style:text-properties officeooo:rsid="00218710"/>
    </style:style>
    <style:style style:name="T20" style:family="text">
      <style:text-properties officeooo:rsid="00225c88"/>
    </style:style>
    <style:style style:name="T21" style:family="text">
      <style:text-properties officeooo:rsid="00242ad6"/>
    </style:style>
    <style:style style:name="T22" style:family="text">
      <style:text-properties officeooo:rsid="0024d224"/>
    </style:style>
    <style:style style:name="T23" style:family="text">
      <style:text-properties officeooo:rsid="002554e9"/>
    </style:style>
    <style:style style:name="T24" style:family="text">
      <style:text-properties officeooo:rsid="00271a5f"/>
    </style:style>
    <style:style style:name="T25" style:family="text">
      <style:text-properties officeooo:rsid="00276e80"/>
    </style:style>
    <style:style style:name="T26" style:family="text">
      <style:text-properties officeooo:rsid="00283181"/>
    </style:style>
    <style:style style:name="T27" style:family="text">
      <style:text-properties style:text-underline-style="solid" style:text-underline-width="auto" style:text-underline-color="font-color" fo:font-weight="bold" officeooo:rsid="0007f286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fed6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4d224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b6e98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dc537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eb698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officeooo:rsid="002b6e98"/>
    </style:style>
    <style:style style:name="T34" style:family="text">
      <style:text-properties officeooo:rsid="002b6e98"/>
    </style:style>
    <style:style style:name="T35" style:family="text">
      <style:text-properties officeooo:rsid="002dc537"/>
    </style:style>
    <style:style style:name="T36" style:family="text">
      <style:text-properties style:text-underline-style="none" officeooo:rsid="002dc537"/>
    </style:style>
    <style:style style:name="T37" style:family="text">
      <style:text-properties officeooo:rsid="002eb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5">R</text:span><text:span text:style-name="T5">esultats de </text:span><text:span text:style-name="T1">Prog31:</text:span></text:p>
      <text:p text:style-name="P2"><text:span text:style-name="T2">Pour les differentes taille</text:span><text:span text:style-name="T6">s</text:span><text:span text:style-name="T2"> du tableau </text:span><text:span text:style-name="T7">(64, 100, </text:span><text:span text:style-name="T12">512, 1000</text:span><text:span text:style-name="T7">) </text:span><text:span text:style-name="T2">dans le cas le taux d'echec ne deccroît lorsque la taille de la ligne augmente, ni la taille du cache, ni le degré d'associativité </text:span><text:span text:style-name="T3">n</text:span><text:span text:style-name="T4">'influent sur le taux d'echec, ceci s'explique par le fait qu</text:span><text:span text:style-name="T11">e </text:span><text:span text:style-name="T13">plus les ligne sont larges, moins il y a de defaut de </text:span><text:span text:style-name="T19">demarrage</text:span><text:span text:style-name="T13">.</text:span></text:p>
      <text:p text:style-name="P2"><text:span text:style-name="T13"><text:s/></text:span></text:p>
      <text:p text:style-name="P3"><text:span text:style-name="T10">L</text:span><text:span text:style-name="T8">a taille du cache n'influe pas sur le taux d'</text:span><text:span text:style-name="T21">é</text:span><text:span text:style-name="T8">chec à partir du moment que celle-ci dépasse </text:span><text:span text:style-name="T9">la taille du tableau dans le cas de correspondance directe (</text:span><text:span text:style-name="T20">en éliminant les défauts de capacité</text:span><text:span text:style-name="T9">)</text:span></text:p>
      <text:p text:style-name="P3"><text:span text:style-name="T9"/></text:p>
      <text:p text:style-name="P5"><text:span text:style-name="T35">R</text:span><text:span text:style-name="T5">esultats d</text:span><text:span text:style-name="T35">u</text:span><text:span text:style-name="T5"> </text:span><text:span text:style-name="T1">Prog3</text:span><text:span text:style-name="T14">2</text:span></text:p>
      <text:p text:style-name="P6"><text:span text:style-name="T15">Pour les valeurs 100 et 64 de N, </text:span><text:span text:style-name="T16">passer de l'associativité à une voie à deux diminue le taux d'</text:span><text:span text:style-name="T17">é</text:span><text:span text:style-name="T16">chec d'un sixième, </text:span><text:span text:style-name="T17">n</text:span><text:span text:style-name="T18">éamoins l'élargissement des lignes du cache permet une baisse plus significative du <text:s/>taux d'échec <text:s/></text:span></text:p>
      <text:p text:style-name="P6"><text:span text:style-name="T18"/></text:p>
      <text:p text:style-name="P4"><text:span text:style-name="T35">R</text:span><text:span text:style-name="T5">esultats d</text:span><text:span text:style-name="T36">u</text:span><text:span text:style-name="T5"> </text:span><text:span text:style-name="T1">Prog3</text:span><text:span text:style-name="T22">3</text:span></text:p>
      <text:p text:style-name="P7"><text:span text:style-name="T23">Pour N=16: </text:span><text:span text:style-name="T24">Etant donné que seul l'élargissement des lignes de cache influent sur </text:span><text:span text:style-name="T25">le taux d'échec, les défauts de cache ici sont causés par les échecs de demarrage.</text:span></text:p>
      <text:p text:style-name="P8"><text:span text:style-name="T26">Pour les autres valeurs de N, on voit que la seule variante qui permet de baisser le taux d'échec est celle de la taille du cache, cela est du à un problème de capacité, le cache se rempli et écrase des lignes utiles.</text:span></text:p>
      <text:p text:style-name="P8"><text:span text:style-name="T26"/></text:p>
      <text:p text:style-name="P9"><text:span text:style-name="T31">R</text:span><text:span text:style-name="T28">esultats d</text:span><text:span text:style-name="T31">u</text:span><text:span text:style-name="T28"> </text:span><text:span text:style-name="T27">Prog3</text:span><text:span text:style-name="T29">3</text:span><text:span text:style-name="T30">T, </text:span><text:span text:style-name="T32">ikj, 34</text:span></text:p>
      <text:p text:style-name="P9"><text:span text:style-name="T34">Ici </text:span><text:span text:style-name="T37">des </text:span><text:span text:style-name="T34">optimisation</text:span><text:span text:style-name="T37">s </text:span><text:span text:style-name="T34">logicielle</text:span><text:span text:style-name="T37">s </text:span><text:span text:style-name="T34">permet</text:span><text:span text:style-name="T37">tent</text:span><text:span text:style-name="T34"> de réduire proporsionellement le taux d'échec.</text:span></text:p>
      <text:p text:style-name="P9"><text:span text:style-name="T34"/></text:p>
      <text:p text:style-name="P9"><text:span text:style-name="T34"/></text:p>
      <text:p text:style-name="P9"><text:span text:style-name="T29"/></text:p>
      <text:p text:style-name="P7"><text:span text:style-name="T24"><text:s/></text:span></text:p>
      <text:p text:style-name="P4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</meta:initial-creator>
    <meta:creation-date>2011-11-28T18:17:35</meta:creation-date>
    <dc:date>2011-11-29T01:20:06</dc:date>
    <dc:creator>adam </dc:creator>
    <meta:editing-duration>PT03H01M15S</meta:editing-duration>
    <meta:editing-cycles>32</meta:editing-cycles>
    <meta:generator>OpenOffice.org/3.2$Unix OpenOffice.org_project/320m19$Build-9505</meta:generator>
    <meta:document-statistic meta:table-count="0" meta:image-count="0" meta:object-count="0" meta:page-count="1" meta:paragraph-count="12" meta:word-count="223" meta:character-count="1284"/>
  </office:meta>
</office:document-meta>
</file>